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7cm" table:align="margins"/>
    </style:style>
    <style:style style:name="Table1.A" style:family="table-column">
      <style:table-column-properties style:column-width="2.716cm" style:rel-column-width="6426*"/>
    </style:style>
    <style:style style:name="Table1.B" style:family="table-column">
      <style:table-column-properties style:column-width="1.445cm" style:rel-column-width="3417*"/>
    </style:style>
    <style:style style:name="Table1.C" style:family="table-column">
      <style:table-column-properties style:column-width="0.681cm" style:rel-column-width="1610*"/>
    </style:style>
    <style:style style:name="Table1.D" style:family="table-column">
      <style:table-column-properties style:column-width="0.818cm" style:rel-column-width="1936*"/>
    </style:style>
    <style:style style:name="Table1.E" style:family="table-column">
      <style:table-column-properties style:column-width="0.542cm" style:rel-column-width="1281*"/>
    </style:style>
    <style:style style:name="Table1.F" style:family="table-column">
      <style:table-column-properties style:column-width="1.207cm" style:rel-column-width="2854*"/>
    </style:style>
    <style:style style:name="Table1.G" style:family="table-column">
      <style:table-column-properties style:column-width="0.097cm" style:rel-column-width="229*"/>
    </style:style>
    <style:style style:name="Table1.H" style:family="table-column">
      <style:table-column-properties style:column-width="9.297cm" style:rel-column-width="21996*"/>
    </style:style>
    <style:style style:name="Table1.I" style:family="table-column">
      <style:table-column-properties style:column-width="10.899cm" style:rel-column-width="25786*"/>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E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1.A11"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1.D11" style:family="table-cell">
      <style:table-cell-properties style:vertical-align="middle" fo:background-color="transparent" fo:padding="0.097cm" fo:border-left="none" fo:border-right="none" fo:border-top="none" fo:border-bottom="0.035cm solid #000000">
        <style:background-image/>
      </style:table-cell-properties>
    </style:style>
    <style:style style:name="Table1.I11"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le1.B12" style:family="table-cell">
      <style:table-cell-properties style:vertical-align="middle" fo:padding="0cm" fo:border="none"/>
    </style:style>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text-overline-style="none" style:text-overline-color="font-color"/>
    </style:style>
    <style:style style:name="P9"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10"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11"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2"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fo:font-weight="bold" style:font-size-asian="12pt" style:font-weight-asian="bold" style:font-size-complex="12pt" style:font-weight-complex="bold"/>
    </style:style>
    <style:style style:name="P13" style:family="paragraph" style:parent-style-name="Table_20_Contents">
      <style:paragraph-properties fo:margin-left="-0.009cm" fo:margin-right="-0.009cm" fo:text-align="center" style:justify-single-word="false" fo:text-indent="0cm" style:auto-text-indent="false"/>
    </style:style>
    <style:style style:name="P14" style:family="paragraph" style:parent-style-name="Table_20_Contents">
      <style:paragraph-properties fo:margin-left="-0.009cm" fo:margin-right="-0.009cm" fo:text-align="center" style:justify-single-word="false" fo:text-indent="0cm" style:auto-text-indent="false">
        <style:tab-stops>
          <style:tab-stop style:position="0.972cm"/>
        </style:tab-stops>
      </style:paragraph-properties>
    </style:style>
    <style:style style:name="P15"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6"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7"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8" style:family="paragraph" style:parent-style-name="Tabl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9"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20"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21" style:family="paragraph" style:parent-style-name="Table_20_Contents">
      <style:paragraph-properties fo:margin-left="-0.009cm" fo:margin-right="-0.009cm" fo:text-align="center" style:justify-single-word="false" fo:text-indent="0cm" style:auto-text-indent="false"/>
      <style:text-properties fo:font-weight="normal" style:font-weight-asian="normal" style:font-weight-complex="normal" style:text-overline-style="solid" style:text-overline-width="auto" style:text-overline-color="font-color"/>
    </style:style>
    <style:style style:name="P22" style:family="paragraph" style:parent-style-name="Standard">
      <style:paragraph-properties fo:text-align="center" style:justify-single-word="false"/>
    </style:style>
    <style:style style:name="P23"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24"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6"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7"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8"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29"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30"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fo:background-color="#cccccc">
        <style:background-image/>
      </style:paragraph-properties>
      <style:text-properties fo:font-size="12pt" style:font-size-asian="12pt" style:font-size-complex="12pt"/>
    </style:style>
    <style:style style:name="P32" style:family="paragraph" style:parent-style-name="Table_20_Contents">
      <style:paragraph-properties fo:margin-left="0cm" fo:margin-right="-0.019cm" fo:text-align="center" style:justify-single-word="false" fo:text-indent="0cm" style:auto-text-indent="false"/>
      <style:text-properties fo:font-weight="normal" style:font-weight-asian="normal" style:font-weight-complex="normal"/>
    </style:style>
    <style:style style:name="P33" style:family="paragraph" style:parent-style-name="Table_20_Contents">
      <style:paragraph-properties fo:margin-left="0cm" fo:margin-right="0.136cm" fo:text-align="center" style:justify-single-word="false" fo:text-indent="0cm" style:auto-text-indent="false"/>
      <style:text-properties fo:font-weight="normal" style:font-weight-asian="normal" style:font-weight-complex="normal"/>
    </style:style>
    <style:style style:name="P34"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35"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36" style:family="paragraph" style:parent-style-name="Standard">
      <style:paragraph-properties fo:margin-left="0cm" fo:margin-right="6.699cm" fo:text-align="center" style:justify-single-word="false" fo:text-indent="0cm" style:auto-text-indent="false"/>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overline-style="solid" style:text-overline-width="auto" style:text-overline-color="font-color"/>
    </style:style>
    <style:style style:name="T4" style:family="text">
      <style:text-properties style:text-position="0% 100%"/>
    </style:style>
    <style:style style:name="T5" style:family="text">
      <style:text-properties style:text-position="0% 100%" style:text-overline-style="solid" style:text-overline-width="auto" style:text-overline-color="font-color"/>
    </style:style>
    <style:style style:name="T6" style:family="text">
      <style:text-properties style:text-position="0% 100%" style:font-name="Liberation Mono" fo:font-size="7pt" style:font-size-asian="7pt" style:font-size-complex="7pt"/>
    </style:style>
    <style:style style:name="T7" style:family="text">
      <style:text-properties style:text-position="0% 100%" style:font-name="Liberation Mono" fo:font-size="9pt" style:font-name-asian="Liberation Mono" style:font-size-asian="9pt" style:font-name-complex="Liberation Mono" style:font-size-complex="9pt"/>
    </style:style>
    <style:style style:name="T8" style:family="text">
      <style:text-properties style:text-position="0% 100%" style:font-name="Liberation Sans" fo:font-size="9pt" style:font-size-asian="9pt" style:font-size-complex="9pt"/>
    </style:style>
    <style:style style:name="T9"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font-name="Liberation Mono" fo:font-size="9pt" style:font-name-asian="Liberation Mono" style:font-size-asian="9pt" style:font-name-complex="Liberation Mono" style:font-size-complex="9pt"/>
    </style:style>
    <style:style style:name="T13" style:family="text">
      <style:text-properties style:font-name="Liberation Mono" fo:font-size="9pt" fo:font-weight="bold" style:font-name-asian="Liberation Mono" style:font-size-asian="9pt" style:font-weight-asian="bold" style:font-name-complex="Liberation Mono" style:font-size-complex="9pt" style:font-weight-complex="bold"/>
    </style:style>
    <style:style style:name="T14" style:family="text">
      <style:text-properties style:font-name="Liberation Sans" fo:font-size="9pt" style:font-size-asian="9pt" style:font-size-complex="9pt"/>
    </style:style>
    <style:style style:name="T15" style:family="text">
      <style:text-properties style:font-name="Liberation Sans" fo:font-size="9pt" fo:font-weight="bold" style:font-name-asian="Liberation Mono" style:font-size-asian="9pt" style:font-weight-asian="bold" style:font-name-complex="Liberation Mono" style:font-size-complex="9pt" style:font-weight-complex="bold"/>
    </style:style>
    <style:style style:name="T16" style:family="text">
      <style:text-properties fo:font-weight="bold" style:font-weight-asian="bold" style:font-weight-complex="bold"/>
    </style:style>
    <style:style style:name="T17" style:family="text">
      <style:text-properties style:text-overline-style="none" style:text-overline-color="font-color"/>
    </style:style>
    <style:style style:name="T18" style:family="text">
      <style:text-properties fo:font-weight="normal" style:font-weight-asian="normal" style:font-weight-complex="normal"/>
    </style:style>
    <style:style style:name="T19" style:family="text">
      <style:text-properties style:font-name="Liberation Serif" style:font-name-asian="Liberation Mono" style:font-name-complex="Liberation Mono"/>
    </style:style>
    <style:style style:name="T20" style:family="text">
      <style:text-properties style:font-name="Liberation Serif" fo:font-weight="normal" style:font-name-asian="Liberation Mono" style:font-weight-asian="normal" style:font-name-complex="Liberation Mono" style:font-weight-complex="normal"/>
    </style:style>
    <style:style style:name="T21" style:family="text">
      <style:text-properties style:font-name="Liberation Serif" fo:font-size="9pt" fo:font-weight="bold" style:font-name-asian="Liberation Mono" style:font-size-asian="9pt" style:font-weight-asian="bold" style:font-name-complex="Liberation Mono"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ymmetry Classification for Serial Crystallography Experiments</text:p>
      <text:p text:style-name="P35">Groups with white backgrounds are merohedral and will exhibit the “twinning ambiguity”. <text:s/>Chiral groups are shown in bol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7">Laue Class</text:p>
          </table:table-cell>
          <table:table-cell table:style-name="Table1.B1" table:number-columns-spanned="5" office:value-type="string">
            <text:p text:style-name="P7">Point Groups</text:p>
          </table:table-cell>
          <table:covered-table-cell/>
          <table:covered-table-cell/>
          <table:covered-table-cell/>
          <table:covered-table-cell/>
          <table:table-cell table:style-name="Table1.G1" office:value-type="string">
            <text:p text:style-name="P7"/>
          </table:table-cell>
          <table:table-cell table:style-name="Table1.A1" office:value-type="string">
            <text:p text:style-name="P7">Centrosymmetric Space Groups</text:p>
          </table:table-cell>
          <table:table-cell table:style-name="Table1.I1" office:value-type="string">
            <text:p text:style-name="P7">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18">1</text:p>
          </table:table-cell>
          <table:covered-table-cell/>
          <table:covered-table-cell/>
          <table:covered-table-cell/>
          <table:covered-table-cell/>
          <table:table-cell table:style-name="Table1.G2" office:value-type="string">
            <text:p text:style-name="P5"/>
          </table:table-cell>
          <table:table-cell table:style-name="Table1.A2" office:value-type="string">
            <text:p text:style-name="P3">P<text:span text:style-name="T3">1</text:span></text:p>
          </table:table-cell>
          <table:table-cell table:style-name="Table1.I2" office:value-type="string">
            <text:p text:style-name="P6">P1</text:p>
          </table:table-cell>
        </table:table-row>
        <table:table-row>
          <table:table-cell table:style-name="Table1.A3" office:value-type="string">
            <text:p text:style-name="P1">2/m</text:p>
          </table:table-cell>
          <table:table-cell table:style-name="Table1.B3" table:number-columns-spanned="2" office:value-type="string">
            <text:p text:style-name="P18">2</text:p>
          </table:table-cell>
          <table:covered-table-cell/>
          <table:table-cell table:style-name="Table1.D3" table:number-columns-spanned="3" office:value-type="string">
            <text:p text:style-name="P13">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text:span text:style-name="T16">P2</text:span>, <text:span text:style-name="T16">P2</text:span><text:span text:style-name="T2">1</text:span>, <text:span text:style-name="T16">C2</text:span> <text:span text:style-name="T12">○</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12">222</text:p>
          </table:table-cell>
          <table:covered-table-cell/>
          <table:table-cell table:style-name="Table1.I2" table:number-columns-spanned="3" office:value-type="string">
            <text:p text:style-name="P11">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text:span text:style-name="T16">P222</text:span>, <text:span text:style-name="T16">P222</text:span><text:span text:style-name="T2">1</text:span>, <text:span text:style-name="T16">P2</text:span><text:span text:style-name="T2">1</text:span><text:span text:style-name="T16">2</text:span><text:span text:style-name="T2">1</text:span><text:span text:style-name="T16">2</text:span>, <text:span text:style-name="T16">P2</text:span><text:span text:style-name="T2">1</text:span><text:span text:style-name="T16">2</text:span><text:span text:style-name="T2">1</text:span><text:span text:style-name="T16">2</text:span><text:span text:style-name="T2">1</text:span>, <text:span text:style-name="T16">C222</text:span><text:span text:style-name="T2">1</text:span>, <text:span text:style-name="T16">C222</text:span>, <text:span text:style-name="T16">F222</text:span>, <text:span text:style-name="T16">I222</text:span>, <text:span text:style-name="T16">I2</text:span><text:span text:style-name="T2">1</text:span><text:span text:style-name="T16">2</text:span><text:span text:style-name="T2">1</text:span><text:span text:style-name="T16">2</text:span><text:span text:style-name="T2">1</text:span><text:span text:style-name="T1"> </text:span><text:span text:style-name="T7">○</text:span><text:span text:style-name="T1"> </text:span><text:span text:style-name="T4">Pmm2, Pmc2</text:span><text:span text:style-name="T1">1</text:span><text:span text:style-name="T4">, Pcc2, Pma2, Pca2</text:span><text:span text:style-name="T1">1</text:span><text:span text:style-name="T4">, Pnc2, Pmn2</text:span><text:span text:style-name="T1">1</text:span><text:span text:style-name="T4">, Pba2, Pna2</text:span><text:span text:style-name="T1">1</text:span><text:span text:style-name="T4">, Pnn2, Cmm2, Cmc2</text:span><text:span text:style-name="T1">1</text:span><text:span text:style-name="T4">, Ccc2, Amm2, Aem2, Ama2, Aea2, Fmm2, Fdd2, Imm2, Iba2, Ima2</text:span></text:p>
          </table:table-cell>
        </table:table-row>
        <table:table-row>
          <table:table-cell table:style-name="Table1.A5" office:value-type="string">
            <text:p text:style-name="P1">4/m</text:p>
          </table:table-cell>
          <table:table-cell table:style-name="Table1.B5" office:value-type="string">
            <text:p text:style-name="P18">4</text:p>
          </table:table-cell>
          <table:table-cell table:style-name="Table1.B5" table:number-columns-spanned="2" office:value-type="string">
            <text:p text:style-name="P15">4</text:p>
          </table:table-cell>
          <table:covered-table-cell/>
          <table:table-cell table:style-name="Table1.E5" table:number-columns-spanned="2" office:value-type="string">
            <text:p text:style-name="P18"/>
          </table: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E5" office:value-type="string">
            <text:p text:style-name="P4"><text:span text:style-name="T16">P4</text:span>, <text:span text:style-name="T16">P4</text:span><text:span text:style-name="T2">1</text:span>, <text:span text:style-name="T16">P4</text:span><text:span text:style-name="T2">2</text:span>, <text:span text:style-name="T16">P4</text:span><text:span text:style-name="T2">3</text:span>, <text:span text:style-name="T16">I4</text:span>, <text:span text:style-name="T16">I4</text:span><text:span text:style-name="T2">1</text:span><text:span text:style-name="T1"> </text:span><text:span text:style-name="T7">○ </text:span><text:span text:style-name="T4">P</text:span><text:span text:style-name="T5">4</text:span><text:span text:style-name="T4">, I</text:span><text:span text:style-name="T5">4</text:span></text:p>
          </table:table-cell>
        </table:table-row>
        <table:table-row>
          <table:table-cell table:style-name="Table1.A2" office:value-type="string">
            <text:p text:style-name="P1">4/mmm</text:p>
          </table:table-cell>
          <table:table-cell table:style-name="Table1.B2" office:value-type="string">
            <text:p text:style-name="P18">422</text:p>
          </table:table-cell>
          <table:table-cell table:style-name="Table1.B2" table:number-columns-spanned="2" office:value-type="string">
            <text:p text:style-name="P13"><text:span text:style-name="T3">4</text:span>2m</text:p>
          </table:table-cell>
          <table:covered-table-cell/>
          <table:table-cell table:style-name="Table1.I2" table:number-columns-spanned="2" office:value-type="string">
            <text:p text:style-name="P14">4mm</text:p>
          </table:table-cell>
          <table:covered-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1"><text:span text:style-name="T16">P422</text:span>, <text:span text:style-name="T16">P42</text:span><text:span text:style-name="T2">1</text:span><text:span text:style-name="T16">2</text:span>, <text:span text:style-name="T16">P4</text:span><text:span text:style-name="T2">1</text:span><text:span text:style-name="T16">22</text:span>, <text:span text:style-name="T16">P4</text:span><text:span text:style-name="T2">1</text:span><text:span text:style-name="T16">2</text:span><text:span text:style-name="T2">1</text:span><text:span text:style-name="T16">2</text:span>, <text:span text:style-name="T16">P4</text:span><text:span text:style-name="T2">2</text:span><text:span text:style-name="T16">22</text:span>, <text:span text:style-name="T16">P4</text:span><text:span text:style-name="T2">2</text:span><text:span text:style-name="T16">2</text:span><text:span text:style-name="T2">1</text:span><text:span text:style-name="T16">2</text:span>, <text:span text:style-name="T16">P4</text:span><text:span text:style-name="T2">3</text:span><text:span text:style-name="T16">22</text:span>, <text:span text:style-name="T16">P4</text:span><text:span text:style-name="T2">3</text:span><text:span text:style-name="T16">2</text:span><text:span text:style-name="T2">1</text:span><text:span text:style-name="T16">2</text:span>, <text:span text:style-name="T16">I422</text:span>, <text:span text:style-name="T16">I4</text:span><text:span text:style-name="T2">1</text:span><text:span text:style-name="T16">22</text:span> <text:span text:style-name="T12">○</text:span> P<text:span text:style-name="T3">4</text:span>2m, P<text:span text:style-name="T3">4</text:span>2c, P<text:span text:style-name="T3">4</text:span>2<text:span text:style-name="T1">1</text:span>m, P<text:span text:style-name="T3">4</text:span>2<text:span text:style-name="T1">1</text:span>c, P<text:span text:style-name="T3">4</text:span>m2, P<text:span text:style-name="T3">4</text:span>c2, P<text:span text:style-name="T3">4</text:span>b2, P<text:span text:style-name="T3">4</text:span>n2, I<text:span text:style-name="T3">4</text:span>m2, I<text:span text:style-name="T3">4</text:span>c2, I<text:span text:style-name="T3">4</text:span>2m, I<text:span text:style-name="T3">4</text:span>2d <text:span text:style-name="T12">○</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5">3</text:p>
          </table:table-cell>
          <table:table-cell table:style-name="Table1.B5" table:number-columns-spanned="2" office:value-type="string">
            <text:p text:style-name="P19">3</text:p>
          </table:table-cell>
          <table:covered-table-cell/>
          <table:table-cell table:style-name="Table1.E5" table:number-columns-spanned="3" office:value-type="string">
            <text:p text:style-name="P19"/>
          </table:table-cell>
          <table:covered-table-cell/>
          <table:covered-table-cell/>
          <table:table-cell table:style-name="Table1.G5" office:value-type="string">
            <text:p text:style-name="P5"/>
          </table:table-cell>
          <table:table-cell table:style-name="Table1.A5" office:value-type="string">
            <text:p text:style-name="P3">R<text:span text:style-name="T3">3</text:span><text:span text:style-name="T17"> (H</text:span><text:span text:style-name="T3">3</text:span><text:span text:style-name="T17">)</text:span></text:p>
          </table:table-cell>
          <table:table-cell table:style-name="Table1.E5" office:value-type="string">
            <text:p text:style-name="P6">R3 (H3)</text:p>
          </table:table-cell>
        </table:table-row>
        <table:table-row>
          <table:table-cell table:style-name="Table1.A2" office:value-type="string">
            <text:p text:style-name="P15">3<text:span text:style-name="T17">m</text:span></text:p>
          </table:table-cell>
          <table:table-cell table:style-name="Table1.B2" table:number-columns-spanned="2" office:value-type="string">
            <text:p text:style-name="P19">32</text:p>
          </table:table-cell>
          <table:covered-table-cell/>
          <table:table-cell table:style-name="Table1.I2" table:number-columns-spanned="3" office:value-type="string">
            <text:p text:style-name="P20">3m</text:p>
          </table:table-cell>
          <table:covered-table-cell/>
          <table:covered-table-cell/>
          <table:table-cell table:style-name="Table1.G2" office:value-type="string">
            <text:p text:style-name="P5"/>
          </table:table-cell>
          <table:table-cell table:style-name="Table1.A2" office:value-type="string">
            <text:p text:style-name="P3">R<text:span text:style-name="T3">3</text:span>m (H<text:span text:style-name="T3">3</text:span>m), R<text:span text:style-name="T3">3</text:span>c (H<text:span text:style-name="T3">3</text:span>c)</text:p>
          </table:table-cell>
          <table:table-cell table:style-name="Table1.I2" office:value-type="string">
            <text:p text:style-name="P3"><text:span text:style-name="T16">R32 (H32)</text:span><text:span text:style-name="T20"> </text:span><text:span text:style-name="T13">○</text:span><text:span text:style-name="T21"> </text:span><text:span text:style-name="T19">R3m (H3m), R3c (H3c)</text:span></text:p>
          </table:table-cell>
        </table:table-row>
        <table:table-row>
          <table:table-cell table:style-name="Table1.A5" office:value-type="string">
            <text:p text:style-name="P15">3</text:p>
          </table:table-cell>
          <table:table-cell table:style-name="Table1.B5" table:number-columns-spanned="2" office:value-type="string">
            <text:p text:style-name="P19">3</text:p>
          </table:table-cell>
          <table:covered-table-cell/>
          <table:table-cell table:style-name="Table1.E5" table:number-columns-spanned="3" office:value-type="string">
            <text:p text:style-name="P19"/>
          </table:table-cell>
          <table:covered-table-cell/>
          <table:covered-table-cell/>
          <table:table-cell table:style-name="Table1.G5" office:value-type="string">
            <text:p text:style-name="P5"/>
          </table:table-cell>
          <table:table-cell table:style-name="Table1.A5" office:value-type="string">
            <text:p text:style-name="P3">P<text:span text:style-name="T3">3</text:span></text:p>
          </table:table-cell>
          <table:table-cell table:style-name="Table1.E5" office:value-type="string">
            <text:p text:style-name="P3"><text:span text:style-name="T16">P3</text:span>, <text:span text:style-name="T16">P3</text:span><text:span text:style-name="T2">1</text:span>, <text:span text:style-name="T16">P3</text:span><text:span text:style-name="T2">2</text:span></text:p>
          </table:table-cell>
        </table:table-row>
        <table:table-row>
          <table:table-cell table:style-name="Table1.A5" office:value-type="string">
            <text:p text:style-name="P15">3<text:span text:style-name="T17">1m</text:span></text:p>
          </table:table-cell>
          <table:table-cell table:style-name="Table1.B5" table:number-columns-spanned="2" office:value-type="string">
            <text:p text:style-name="P19">312</text:p>
          </table:table-cell>
          <table:covered-table-cell/>
          <table:table-cell table:style-name="Table1.B5" table:number-columns-spanned="2" office:value-type="string">
            <text:p text:style-name="P20"/>
          </table:table-cell>
          <table:covered-table-cell/>
          <table:table-cell table:style-name="Table1.E5" office:value-type="string">
            <text:p text:style-name="P20">31m</text:p>
          </table:table-cell>
          <table:table-cell table:style-name="Table1.G5" office:value-type="string">
            <text:p text:style-name="P5"/>
          </table:table-cell>
          <table:table-cell table:style-name="Table1.A5" office:value-type="string">
            <text:p text:style-name="P3">P<text:span text:style-name="T3">3</text:span>1m, P<text:span text:style-name="T3">3</text:span>1c</text:p>
          </table:table-cell>
          <table:table-cell table:style-name="Table1.E5" office:value-type="string">
            <text:p text:style-name="P3"><text:span text:style-name="T16">P312</text:span>, <text:span text:style-name="T16">P3</text:span><text:span text:style-name="T2">1</text:span><text:span text:style-name="T16">12, P3</text:span><text:span text:style-name="T2">2</text:span><text:span text:style-name="T16">12 </text:span><text:span text:style-name="T13">○</text:span><text:span text:style-name="T16"> </text:span><text:span text:style-name="T18">P31m, P31c</text:span></text:p>
          </table:table-cell>
        </table:table-row>
        <table:table-row>
          <table:table-cell table:style-name="Table1.A11" office:value-type="string">
            <text:p text:style-name="P1"><text:span text:style-name="T3">3</text:span>m</text:p>
          </table:table-cell>
          <table:table-cell table:style-name="Table1.A11" table:number-columns-spanned="2" office:value-type="string">
            <text:p text:style-name="P18">32</text:p>
          </table:table-cell>
          <table:covered-table-cell/>
          <table:table-cell table:style-name="Table1.D11" table:number-columns-spanned="2" office:value-type="string">
            <text:p text:style-name="P13"/>
          </table:table-cell>
          <table:covered-table-cell/>
          <table:table-cell table:style-name="Table1.D11" office:value-type="string">
            <text:p text:style-name="P13">3m</text:p>
          </table:table-cell>
          <table:table-cell table:style-name="Table1.A11" office:value-type="string">
            <text:p text:style-name="P3"/>
          </table:table-cell>
          <table:table-cell table:style-name="Table1.A11" office:value-type="string">
            <text:p text:style-name="P3">P<text:span text:style-name="T3">3</text:span>m1, P<text:span text:style-name="T3">3</text:span>c1</text:p>
          </table:table-cell>
          <table:table-cell table:style-name="Table1.I11" office:value-type="string">
            <text:p text:style-name="P3"><text:s/><text:span text:style-name="T16">P321</text:span>, <text:span text:style-name="T16">P3</text:span><text:span text:style-name="T2">1</text:span><text:span text:style-name="T16">21, P3</text:span><text:span text:style-name="T2">2</text:span><text:span text:style-name="T16">21</text:span> <text:span text:style-name="T12">○</text:span> P3m1, P3c1</text:p>
          </table:table-cell>
        </table:table-row>
        <table:table-row>
          <table:table-cell table:style-name="Table1.A5" office:value-type="string">
            <text:p text:style-name="P1">6/m</text:p>
          </table:table-cell>
          <table:table-cell table:style-name="Table1.B12" table:number-columns-spanned="2" office:value-type="string">
            <text:p text:style-name="P18">6</text:p>
          </table:table-cell>
          <table:covered-table-cell/>
          <table:table-cell table:style-name="Table1.B12" table:number-columns-spanned="2" office:value-type="string">
            <text:p text:style-name="P21">6</text:p>
          </table:table-cell>
          <table:covered-table-cell/>
          <table:table-cell table:style-name="Table1.B12" office:value-type="string">
            <text:p text:style-name="P21"/>
          </table: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text:span text:style-name="T16">P6</text:span>, <text:span text:style-name="T16">P6</text:span><text:span text:style-name="T2">1</text:span>, <text:span text:style-name="T16">P6</text:span><text:span text:style-name="T2">5</text:span>, <text:span text:style-name="T16">P6</text:span><text:span text:style-name="T2">2</text:span>, <text:span text:style-name="T16">P6</text:span><text:span text:style-name="T2">4</text:span>, <text:span text:style-name="T16">P6</text:span><text:span text:style-name="T2">3</text:span><text:span text:style-name="T4"> </text:span><text:span text:style-name="T7">○ </text:span><text:span text:style-name="T4">P</text:span><text:span text:style-name="T5">6</text:span></text:p>
          </table:table-cell>
        </table:table-row>
        <table:table-row>
          <table:table-cell table:style-name="Table1.A2" office:value-type="string">
            <text:p text:style-name="P1">6/mmm</text:p>
          </table:table-cell>
          <table:table-cell table:style-name="Table1.B2" table:number-columns-spanned="2" office:value-type="string">
            <text:p text:style-name="P18">622</text:p>
          </table:table-cell>
          <table:covered-table-cell/>
          <table:table-cell table:style-name="Table1.B2" table:number-columns-spanned="2" office:value-type="string">
            <text:p text:style-name="P33"><text:span text:style-name="T3">6</text:span>2m</text:p>
          </table:table-cell>
          <table:covered-table-cell/>
          <table:table-cell table:style-name="Table1.I2" office:value-type="string">
            <text:p text:style-name="P32">6mm</text:p>
          </table: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text:span text:style-name="T16">P622</text:span>, <text:span text:style-name="T16">P6</text:span><text:span text:style-name="T2">1</text:span><text:span text:style-name="T16">22</text:span>, <text:span text:style-name="T16">P6</text:span><text:span text:style-name="T2">5</text:span><text:span text:style-name="T16">22</text:span>, <text:span text:style-name="T16">P6</text:span><text:span text:style-name="T2">2</text:span><text:span text:style-name="T16">22</text:span>, <text:span text:style-name="T16">P6</text:span><text:span text:style-name="T2">4</text:span><text:span text:style-name="T16">22</text:span>, <text:span text:style-name="T16">P6</text:span><text:span text:style-name="T2">3</text:span><text:span text:style-name="T16">22</text:span> <text:span text:style-name="T12">○ </text:span>P<text:span text:style-name="T3">6</text:span>m2, P<text:span text:style-name="T3">6</text:span>c2, P<text:span text:style-name="T3">6</text:span>2m, P<text:span text:style-name="T3">6</text:span>2c <text:span text:style-name="T12">○ </text:span>P6mm, P6cc, P6<text:span text:style-name="T1">3</text:span>cm, P6<text:span text:style-name="T1">3</text:span>mc</text:p>
          </table:table-cell>
        </table:table-row>
        <table:table-row>
          <table:table-cell table:style-name="Table1.A5" office:value-type="string">
            <text:p text:style-name="P1">m<text:span text:style-name="T3">3</text:span></text:p>
          </table:table-cell>
          <table:table-cell table:style-name="Table1.B5" table:number-columns-spanned="2" office:value-type="string">
            <text:p text:style-name="P18">23</text:p>
          </table:table-cell>
          <table:covered-table-cell/>
          <table:table-cell table:style-name="Table1.E5" table:number-columns-spanned="3" office:value-type="string">
            <text:p text:style-name="P18"/>
          </table:table-cell>
          <table:covered-table-cell/>
          <table:covered-table-cell/>
          <table:table-cell table:style-name="Table1.G5" office:value-type="string">
            <text:p text:style-name="P5"/>
          </table:table-cell>
          <table:table-cell table:style-name="Table1.A5" office:value-type="string">
            <text:p text:style-name="P3">Pm<text:span text:style-name="T3">3</text:span>, Pn<text:span text:style-name="T3">3</text:span>, Fm<text:span text:style-name="T3">3</text:span>, Fd<text:span text:style-name="T3">3</text:span>, Im<text:span text:style-name="T3">3</text:span>, Pa<text:span text:style-name="T3">3</text:span>, Ia<text:span text:style-name="T3">3</text:span></text:p>
          </table:table-cell>
          <table:table-cell table:style-name="Table1.E5" office:value-type="string">
            <text:p text:style-name="P3"><text:span text:style-name="T16">P23</text:span>, <text:span text:style-name="T16">F23</text:span>, <text:span text:style-name="T16">I23</text:span>, <text:span text:style-name="T16">P2</text:span><text:span text:style-name="T2">1</text:span><text:span text:style-name="T16">3</text:span>, <text:span text:style-name="T16">I2</text:span><text:span text:style-name="T2">1</text:span><text:span text:style-name="T16">3</text:span></text:p>
          </table:table-cell>
        </table:table-row>
        <table:table-row>
          <table:table-cell table:style-name="Table1.A2" office:value-type="string">
            <text:p text:style-name="P1">m<text:span text:style-name="T3">3</text:span>m</text:p>
          </table:table-cell>
          <table:table-cell table:style-name="Table1.B2" table:number-columns-spanned="2" office:value-type="string">
            <text:p text:style-name="P18">432</text:p>
          </table:table-cell>
          <table:covered-table-cell/>
          <table:table-cell table:style-name="Table1.I2" table:number-columns-spanned="3" office:value-type="string">
            <text:p text:style-name="P13"><text:span text:style-name="T3">4</text:span>32</text:p>
          </table:table-cell>
          <table:covered-table-cell/>
          <table:covered-table-cell/>
          <table:table-cell table:style-name="Table1.G2" office:value-type="string">
            <text:p text:style-name="P3"/>
          </table:table-cell>
          <table:table-cell table:style-name="Table1.A2" office:value-type="string">
            <text:p text:style-name="P3">Pm<text:span text:style-name="T3">3</text:span>m, Pn<text:span text:style-name="T3">3</text:span>n, Pm<text:span text:style-name="T3">3</text:span>n, Pn<text:span text:style-name="T3">3</text:span>m, Fm<text:span text:style-name="T3">3</text:span>m, Fm<text:span text:style-name="T3">3</text:span>c, Fd<text:span text:style-name="T3">3</text:span>m, Fd<text:span text:style-name="T3">3</text:span>c, Im<text:span text:style-name="T3">3</text:span>m, Ia<text:span text:style-name="T3">3</text:span>d</text:p>
          </table:table-cell>
          <table:table-cell table:style-name="Table1.I2" office:value-type="string">
            <text:p text:style-name="P3"><text:span text:style-name="T16">P432</text:span>, <text:span text:style-name="T16">P4</text:span><text:span text:style-name="T2">2</text:span><text:span text:style-name="T16">32</text:span>, <text:span text:style-name="T16">F432</text:span>, <text:span text:style-name="T16">F4</text:span><text:span text:style-name="T2">1</text:span><text:span text:style-name="T16">32</text:span>, <text:span text:style-name="T16">I432</text:span>, <text:span text:style-name="T16">P4</text:span><text:span text:style-name="T2">3</text:span><text:span text:style-name="T16">32</text:span>, <text:span text:style-name="T16">P4</text:span><text:span text:style-name="T2">1</text:span><text:span text:style-name="T16">32</text:span>, <text:span text:style-name="T16">I4</text:span><text:span text:style-name="T2">1</text:span><text:span text:style-name="T16">32</text:span> <text:span text:style-name="T12">○</text:span> P<text:span text:style-name="T3">4</text:span>3m, F<text:span text:style-name="T3">4</text:span>3m, I<text:span text:style-name="T3">4</text:span>3m, P<text:span text:style-name="T3">4</text:span>3n, F<text:span text:style-name="T3">4</text:span>3c, I<text:span text:style-name="T3">4</text:span>3d</text:p>
          </table:table-cell>
        </table:table-row>
      </table:table>
      <text:p text:style-name="P22"><text:span text:style-name="T14">v0.8.1</text:span><text:span text:style-name="T15"> </text:span><text:span text:style-name="T14">© 2010-2011 Thomas White </text:span><text:span text:style-name="T6">&lt;taw@physics.org&gt;</text:span><text:span text:style-name="T14"> </text:span><text:span text:style-name="T12">○</text:span><text:span text:style-name="T14"> Licenced as CC-BY-SA: </text:span><text:span text:style-name="T6">http://creativecommons.org/licenses/by-sa/3.0/</text:span></text:p>
      <text:p text:style-name="P24"><text:soft-page-break/>Symmetry Classification for 2D Serial Crystallography</text:p>
      <text:p text:style-name="P25">Groups with white backgrounds are merohedral and will exhibit the “twinning ambiguity”.</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Laue Class</text:p>
          </table:table-cell>
          <table:table-cell table:style-name="Table2.B1" office:value-type="string">
            <text:p text:style-name="P7">Point Groups</text:p>
          </table:table-cell>
          <table:table-cell table:style-name="Table2.C1" office:value-type="string">
            <text:p text:style-name="P7"/>
          </table:table-cell>
          <table:table-cell table:style-name="Table2.A1" office:value-type="string">
            <text:p text:style-name="P7">Centrosymmetric Plane Groups</text:p>
          </table:table-cell>
          <table:table-cell table:style-name="Table2.B1" office:value-type="string">
            <text:p text:style-name="P7">Non-Centrosymmetric Plane Groups</text:p>
          </table:table-cell>
        </table:table-row>
        <table:table-row>
          <table:table-cell table:style-name="Table2.A2" office:value-type="string">
            <text:p text:style-name="P8">2</text:p>
          </table:table-cell>
          <table:table-cell table:style-name="Table2.B2" office:value-type="string">
            <text:p text:style-name="P13">1</text:p>
          </table:table-cell>
          <table:table-cell table:style-name="Table2.C2" office:value-type="string">
            <text:p text:style-name="P13"/>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3">m</text:p>
          </table:table-cell>
          <table:table-cell table:style-name="Table2.C2" office:value-type="string">
            <text:p text:style-name="P13"/>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11">—</text:p>
          </table:table-cell>
          <table:table-cell table:style-name="Table2.A4" office:value-type="string">
            <text:p text:style-name="P11"/>
          </table:table-cell>
          <table:table-cell table:style-name="Table2.A4" office:value-type="string">
            <text:p text:style-name="P3">p4</text:p>
          </table:table-cell>
          <table:table-cell table:style-name="Table2.E4" office:value-type="string">
            <text:p text:style-name="P9">—</text:p>
          </table:table-cell>
        </table:table-row>
        <table:table-row>
          <table:table-cell table:style-name="Table2.A5" office:value-type="string">
            <text:p text:style-name="P1">4mm</text:p>
          </table:table-cell>
          <table:table-cell table:style-name="Table2.B5" office:value-type="string">
            <text:p text:style-name="P23">—</text:p>
          </table:table-cell>
          <table:table-cell table:style-name="Table2.A5" office:value-type="string">
            <text:p text:style-name="P23"/>
          </table:table-cell>
          <table:table-cell table:style-name="Table2.A5" office:value-type="string">
            <text:p text:style-name="P3">p4mm, p4gm</text:p>
          </table:table-cell>
          <table:table-cell table:style-name="Table2.E5" office:value-type="string">
            <text:p text:style-name="P10">—</text:p>
          </table:table-cell>
        </table:table-row>
        <table:table-row>
          <table:table-cell table:style-name="Table2.A4" office:value-type="string">
            <text:p text:style-name="P1">6</text:p>
          </table:table-cell>
          <table:table-cell table:style-name="Table2.B4" office:value-type="string">
            <text:p text:style-name="P13">3</text:p>
          </table:table-cell>
          <table:table-cell table:style-name="Table2.A4" office:value-type="string">
            <text:p text:style-name="P13"/>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7">6mm</text:p>
          </table:table-cell>
          <table:table-cell table:style-name="Table2.B5" office:value-type="string">
            <text:p text:style-name="P16">3m</text:p>
          </table:table-cell>
          <table:table-cell table:style-name="Table2.A5" office:value-type="string">
            <text:p text:style-name="P16"/>
          </table:table-cell>
          <table:table-cell table:style-name="Table2.A5" office:value-type="string">
            <text:p text:style-name="P4">p6mm</text:p>
          </table:table-cell>
          <table:table-cell table:style-name="Table2.E5" office:value-type="string">
            <text:p text:style-name="P3">p3m1, p31m</text:p>
          </table:table-cell>
        </table:table-row>
      </table:table>
      <text:p text:style-name="P36"><text:span text:style-name="T8">v0.1.1</text:span><text:span text:style-name="T9"> </text:span><text:span text:style-name="T8">© 2010-2011 Thomas White </text:span><text:span text:style-name="T6">&lt;taw@physics.org&gt;</text:span><text:span text:style-name="T8"> </text:span><text:span text:style-name="T7">○</text:span><text:span text:style-name="T8"> Licenced as CC-BY-SA: </text:span><text:span text:style-name="T6">http://creativecommons.org/licenses/by-sa/3.0/</text:span></text:p>
      <text:p text:style-name="P26"/>
      <text:p text:style-name="Horizontal_20_Line"/>
      <text:p text:style-name="P30">How To Use These Tables</text:p>
      <text:p text:style-name="P28">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27"><text:span text:style-name="T4">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29">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27"><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29">To determine the correct point group to use for merging data, first locate the point group corresponding to the given space group. <text:s/>If it has a white background, the corresponding holohedral point group should be located by moving directly downwards to the next shaded row. <text:s/>You will arrive at the point group which must be used when merging intensities from serial crystallography in the absence of a mechanism to resolve the ambiguity (the “source symmetry”). <text:s/>If such a mechanism is available, then the original point group may be used. <text:s/>In either case, if you are not interested in the differences between Friedel pairs, you may move all the way to the left of the table to find the corresponding Laue class and merge according to that.</text:p>
      <text:p text:style-name="P29">If the crystal symmetry is trigonal, a rhombohedral lattice is used for some space groups (those beginning with the letter R), and a hexagonal lattice for others (beginning with the letter P). <text:s/>Different ambiguities arise in these two distinct cases, leading to some of the trigonal point groups appearing in the table twice. <text:s/>If the “H centered” hexagonal unit cell is used to represent a rhombohedral structure, no further ambiguity is introduced since the great many systematically absent reflections provide sufficient constraints.</text:p>
      <text:p text:style-name="P29">Apart from a few very rare and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637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White</meta:initial-creator>
    <meta:creation-date>2010-07-15T15:08:26</meta:creation-date>
    <dc:date>2011-02-09T16:44:44</dc:date>
    <dc:creator>Thomas White</dc:creator>
    <meta:editing-duration>P2DT16H42M8S</meta:editing-duration>
    <meta:editing-cycles>136</meta:editing-cycles>
    <meta:generator>OpenOffice.org/3.3$Unix OpenOffice.org_project/330m19$Build-9561</meta:generator>
    <meta:document-statistic meta:table-count="2" meta:image-count="0" meta:object-count="0" meta:page-count="2" meta:paragraph-count="114" meta:word-count="1124" meta:character-count="6778"/>
  </office:meta>
</office:document-meta>
</file>